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5213829235046012192"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7641801099562521736"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7109004718548370778"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8288710167369270282"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08T16:34:13.60</dc:date>
    <dc:creator>James Lombardi</dc:creator>
    <meta:editing-duration>P1DT22H6M49S</meta:editing-duration>
    <meta:editing-cycles>262</meta:editing-cycles>
    <meta:generator>OpenOffice/4.1.2$Win32 OpenOffice.org_project/412m3$Build-9782</meta:generator>
    <meta:document-statistic meta:table-count="0" meta:image-count="0" meta:object-count="0" meta:page-count="40" meta:paragraph-count="1050" meta:word-count="11450" meta:character-count="56237"/>
  </office:meta>
</office:document-meta>
</file>